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CacheOperationSource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CacheOperationSourceAdvisor.setCacheOperationSource( CacheOperationSource 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CacheOperationSourceAdvisor.setClassFilter( ClassFilter class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CacheOperationSourceAdvisor.getCacheOpe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